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5]-[.F2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6]-[.F2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7]-[.F2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8]-[.F2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8])" office:value-type="float" office:value="2900" calcext:value-type="float">
            <text:p>2.90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30.841570492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30.8435263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4:23:54.074019591</dc:date>
    <meta:print-date>2019-10-31T18:04:07.913029257</meta:print-date>
    <dc:language>pt-PT</dc:language>
    <meta:editing-cycles>560</meta:editing-cycles>
    <meta:editing-duration>P1DT7H32M52S</meta:editing-duration>
    <meta:document-statistic meta:table-count="1" meta:cell-count="181" meta:object-count="0"/>
    <meta:user-defined meta:name="Info 0"/>
    <meta:user-defined meta:name="Info 1"/>
    <meta:user-defined meta:name="Info 2"/>
    <meta:user-defined meta:name="Info 3"/>
  </office:meta>
</office:document-meta>
</file>